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3.4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 started blogging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last day galoriett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aduation day (part 1)</text:p>
          </table:table-cell>
          <table:table-cell office:value-type="string" calcext:value-type="string">
            <text:p>http://markhughneri.com/blog/375/the-graduation-day-part-1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 night with my asa-adu family</text:p>
          </table:table-cell>
          <table:table-cell office:value-type="string" calcext:value-type="string">
            <text:p>http://markhughneri.com/blog/124/the-night-with-my-asa-adu-family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know what i did last friday</text:p>
          </table:table-cell>
          <table:table-cell office:value-type="string" calcext:value-type="string">
            <text:p>http://markhughneri.com/blog/377/i-know-what-i-did-last-friday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steng summer to pero maganda</text:p>
          </table:table-cell>
          <table:table-cell office:value-type="string" calcext:value-type="string">
            <text:p>http://markhughneri.com/blog/378/pesteng-summer-to-pero-maganda-translation-i-hate-this-beautiful-summer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ne.2009 – angels and demons and chacha</text:p>
          </table:table-cell>
          <table:table-cell office:value-type="string" calcext:value-type="string">
            <text:p>http://markhughneri.com/blog/379/june-2009-angels-and-demons-and-chacha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ts been a year since she told me something i don't wanna...</text:p>
          </table:table-cell>
          <table:table-cell office:value-type="string" calcext:value-type="string">
            <text:p>http://markhughneri.com/blog/380/its-been-a-year-since-she-told-me-something-i-dont-wanna-hear-again-for-the-rest-of-my-life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hat's the point?</text:p>
          </table:table-cell>
          <table:table-cell office:value-type="string" calcext:value-type="string">
            <text:p>http://markhughneri.com/blog/381/whats-the-point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s Sagittarius Left Leo</text:p>
          </table:table-cell>
          <table:table-cell office:value-type="string" calcext:value-type="string">
            <text:p>http://markhughneri.com/blog/382/as-sagittarius-left-leo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n Years</text:p>
          </table:table-cell>
          <table:table-cell office:value-type="string" calcext:value-type="string">
            <text:p>http://markhughneri.com/blog/156/ten-years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tang Bulalakaw</text:p>
          </table:table-cell>
          <table:table-cell office:value-type="string" calcext:value-type="string">
            <text:p>http://markhughneri.com/blog/383/matang-bulalakaw/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rateam Loves Touch</text:p>
          </table:table-cell>
          <table:table-cell office:value-type="string" calcext:value-type="string">
            <text:p>http://markhughneri.com/blog/385/borateam-loves-touch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tch me watch me</text:p>
          </table:table-cell>
          <table:table-cell office:value-type="string" calcext:value-type="string">
            <text:p>http://markhughneri.com/blog/386/watch-me-watch-me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 wants she wants nobody</text:p>
          </table:table-cell>
          <table:table-cell office:value-type="string" calcext:value-type="string">
            <text:p>http://markhughneri.com/blog/387/he-wants-she-wants-nobody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rry xmas etc</text:p>
          </table:table-cell>
          <table:table-cell office:value-type="string" calcext:value-type="string">
            <text:p>http://markhughneri.com/blog/388/merry-xmas-and-etc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ey i started to use tumblr</text:p>
          </table:table-cell>
          <table:table-cell office:value-type="string" calcext:value-type="string">
            <text:p>http://markhughneri.com/blog/389/hey-i-started-to-use-tumblr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ree days before 2010</text:p>
          </table:table-cell>
          <table:table-cell office:value-type="string" calcext:value-type="string">
            <text:p>http://markhughneri.com/blog/390/three-days-before-2010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night before the day after</text:p>
          </table:table-cell>
          <table:table-cell office:value-type="string" calcext:value-type="string">
            <text:p>http://markhughneri.com/blog/391/the-night-before-the-day-after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s my first step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ps downs first of june twenty o ten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dependanc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 really miss bagui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l good now. Last wekk...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<text:span text:style-name="T1">th</text:span> weak of june 201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ke two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ly come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 was emotional. Am i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p words of the day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ofessional plans a draft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ooks i read as of the moment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n for no on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 ps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ts quite ironic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ke an instructo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e talked, i listened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 am 22. happy bday to m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tisfaction is not my stuff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0 before 201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ffee and lucky me suprem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isha's bday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newing my dreams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h pinoy!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X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inakbet at websites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itong goals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gbablog para sa tanga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kia e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pe kape di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've got it all for you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reakfast in table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OA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M City Sucat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a-terrrr ng nasa NZ shift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ang BPI installment madness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ank you bpi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.5 years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iry Queen blizzard butterfinger and kitkat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ending na pending na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inute maid pulpy mango orange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to order a yellow cab pizza online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onge bob choco milk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escafe chocollate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renitea milk tea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cdonalds cheese burger and fries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x.ph at bluehost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ongcha phils opens ...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ing josie buko express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ntucky fried chicken ala-king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cken mcdo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ice in a box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ong cha still the best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owking chao fan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ma's pata tim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escafe mocha in can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oto king special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atime sm manil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rth park yang chow and chicken pops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ettle korn chees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o pao milk tea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fc cheese on top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to na july na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ng kong style noodles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enny rogers roasted chicken solo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ew book – making money from home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o pao strawbery fruit juice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icken bon chon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cdo ice cold premium roast coffee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nangag express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ongcha milk tea with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ist iced tea apple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veneto pizzeria ristorante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addy dave mckienly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by chocolate drink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read pan butter toast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ko farm choco manga shak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eeks shawarma ric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owking orange chicken lauriat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ong cha glorietta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bx rice in a box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nkin donots munchkins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ood luck cake from HP WPS APJ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ooks to go metro point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 points in 20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rbonara platter mojos n dip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mfort food indoors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starting on 24<text:span text:style-name="T1">th</text:span>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arting another chapte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ly 2012 montshary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inanese delights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1<text:span text:style-name="T1">st</text:span> week of august 2012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2<text:span text:style-name="T1">nd</text:span> week of august 20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lassic savory sm megamall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appy lemon sm megamalll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3<text:span text:style-name="T1">rd</text:span> week of august 2012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4<text:span text:style-name="T1">th</text:span> week of august 2012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1<text:span text:style-name="T1">st</text:span> week of sep 201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ugaw with egg lugaw republic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riginal bibingka at bibingkinitan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tato corner french fries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izzling plate's sizzling sisig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ropical hut chicken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2<text:span text:style-name="T1">nd</text:span> week of sep 2012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3<text:span text:style-name="T1">rd</text:span> and4<text:span text:style-name="T1">th</text:span> week of sep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1<text:span text:style-name="T1">st</text:span> wk of oct 201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ce berg's chicken cordon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ipps chicken at sm emgamall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hare tea milk tea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ello november 20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eef wanton 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rld chicken at glo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ye long hair. Bye twilight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ngo-ong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dobo connection – mama's sweet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celebrating 2<text:span text:style-name="T1">nd</text:span> anniv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x's restaurant – chicken lumpia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2<text:span text:style-name="T1">nd</text:span> wk dec 201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erry xmas 201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appy new year 201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e will miss you lola casion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ow to update wp mango to 7.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 short trip to numancia aklan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 created sisig bytes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ne tough week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efore i sleep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 received an eai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ub dub dub mania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w months new project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ow to create a hosted wordpress blog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deas overlow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inor change of plans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ishing for great week ahead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appy bday trisha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t takes a man and a woma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hat plugins to install on your wordpress blog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ow to create a self hosted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other personal blog renovatio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amily summer outing 201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hapter chang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hoosing your wordpress theme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 visit to petronas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here to begin learning .net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rl's jr at midvalley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 johns cathedral at KL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pterchange initialize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4 points in 20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od for first week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sp.net mvc validation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indows phone dev account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s 2010 sp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g worke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logs every pggmr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onnecting to sql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alidate a year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veloper rock star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urch of our lady of fatima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 more five more monites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lose all but this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onglistselecto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asons why dev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d now i a backing up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s update galore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how me your windows 8.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sp.net mvc 4 vide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s 20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orkingwith git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 simple threading example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ew way of showing tut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mple ado.net (preparation)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impe ado (create ) 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mpe ado (create ) 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impe ado (create ) 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impe ado (create ) 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mple .net (read) 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imple .net (read) 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imple .net (update) 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imple .net (update) 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imple .net (update) 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imple .net (delete) 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mple .net (delete) 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pcoming new blog layout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rismas and new year 201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ow to use ef sqlit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 with ninject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orkaround url binding failure IIS express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ertifications not yet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/00/0000</text:date>, <text:time style:data-style-name="N2" text:time-value="0000-00-00T00:00:02.05758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8M51S</meta:editing-duration>
    <meta:editing-cycles>9</meta:editing-cycles>
    <meta:generator>LibreOffice/4.1.2.3$Windows_x86 LibreOffice_project/40b2d7fde7e8d2d7bc5a449dc65df4d08a7dd38</meta:generator>
    <dc:date>2014-05-18T18:35:18.815000000</dc:date>
    <meta:document-statistic meta:table-count="3" meta:cell-count="541" meta:object-count="0"/>
    <meta:user-defined meta:name="Info 1"/>
    <meta:user-defined meta:name="Info 2"/>
    <meta:user-defined meta:name="Info 3"/>
    <meta:user-defined meta:name="Info 4"/>
  </office:meta>
</office:document-meta>
</file>